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9" style:family="paragraph" style:parent-style-name="Standard" style:list-style-name="L2">
      <style:text-properties fo:font-size="14pt" fo:language="ru" fo:country="RU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И НАУКИ УЛЬЯНОВСКОЙ ОБЛАСТИ</text:p>
      <text:p text:style-name="P1">федеральное государственное бюджетное учреждение высшего профессионального образования</text:p>
      <text:p text:style-name="P1">«УЛЬЯНОВСКИЙ ГОСУДАРСТВЕННЫЙ ТЕХНИЧЕСКИЙ УНИВЕРСИТЕТ»</text:p>
      <text:p text:style-name="P1">Кафедра: «Прикладная лингвистика»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Лабораторная работа №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Студент группы Лбд-21: </text:p>
      <text:p text:style-name="P5"><text:span text:style-name="T2">Пушкарева А.А</text:span> </text:p>
      <text:p text:style-name="P5">Преподаватель: </text:p>
      <text:p text:style-name="P5">Куликова А. А. </text:p>
      <text:p text:style-name="P3"/>
      <text:p text:style-name="P3"/>
      <text:p text:style-name="P3"/>
      <text:p text:style-name="P4"/>
      <text:p text:style-name="P4"/>
      <text:p text:style-name="P4"/>
      <text:p text:style-name="P4">Ульяновск</text:p>
      <text:p text:style-name="P4">2022</text:p>
      <text:p text:style-name="P6"/>
      <text:list xml:id="list2659058170907640998" text:style-name="L1">
        <text:list-item>
          <text:p text:style-name="P7"><text:soft-page-break/><text:span text:style-name="T1">cd Desktop – </text:span><text:span text:style-name="T2">переходим на рабочий стол</text:span></text:p>
        </text:list-item>
        <text:list-item>
          <text:p text:style-name="P7"><text:span text:style-name="T1">mkdir my_lab —</text:span><text:span text:style-name="T2"> создаем папку с названием «</text:span><text:span text:style-name="T1">my_lab</text:span><text:span text:style-name="T2">»</text:span></text:p>
        </text:list-item>
        <text:list-item>
          <text:p text:style-name="P7"><text:span text:style-name="T1">cd my_lab – </text:span><text:span text:style-name="T2">переходим в только что созданную папку</text:span></text:p>
        </text:list-item>
        <text:list-item>
          <text:p text:style-name="P7"><text:span text:style-name="T1">git init —</text:span><text:span text:style-name="T2"> создаем </text:span><text:span text:style-name="T1">git</text:span><text:span text:style-name="T2">-репозиторию</text:span></text:p>
        </text:list-item>
        <text:list-item>
          <text:p text:style-name="P7"><text:span text:style-name="T1">git status —</text:span><text:span text:style-name="T2"> смотрим статус репозитория</text:span></text:p>
        </text:list-item>
        <text:list-item>
          <text:p text:style-name="P7"><text:span text:style-name="T1">echo “Alexandra” &gt; name.txt —</text:span><text:span text:style-name="T2"> создаем файл с именем</text:span></text:p>
        </text:list-item>
        <text:list-item>
          <text:p text:style-name="P7"><text:span text:style-name="T1">echo “Pushkareva” &gt; surname.txt —</text:span><text:span text:style-name="T2"> создаем файл с фамилией</text:span></text:p>
        </text:list-item>
        <text:list-item>
          <text:p text:style-name="P7"><text:span text:style-name="T1">echo “Lbd-21” &gt; group.txt —</text:span><text:span text:style-name="T2"> создаем файл с названием группы </text:span></text:p>
        </text:list-item>
        <text:list-item>
          <text:p text:style-name="P7"><text:span text:style-name="T1">git status —</text:span><text:span text:style-name="T2"> смотрим статус репозитория</text:span></text:p>
        </text:list-item>
        <text:list-item>
          <text:p text:style-name="P7"><text:span text:style-name="T1"><text:s/>git add .</text:span><text:span text:style-name="T2"> — добавляем все файлы одной командой в репозиторий</text:span></text:p>
        </text:list-item>
        <text:list-item>
          <text:p text:style-name="P7"><text:span text:style-name="T1"><text:s/>git status —</text:span><text:span text:style-name="T2"> смотрим статус репозитория</text:span></text:p>
        </text:list-item>
        <text:list-item>
          <text:p text:style-name="P7"><text:span text:style-name="T1"><text:s/>git commit -m “my first commit” —</text:span><text:span text:style-name="T2"> смотрим состояние репозитория в данный момент</text:span></text:p>
        </text:list-item>
        <text:list-item>
          <text:p text:style-name="P7"><text:span text:style-name="T1"><text:s/>git status —</text:span><text:span text:style-name="T2"> смотрим статус репозитория</text:span></text:p>
        </text:list-item>
        <text:list-item>
          <text:p text:style-name="P7"><text:span text:style-name="T1"><text:s/>git remote add origin </text:span><text:a xlink:type="simple" xlink:href="https://github.com/varenik28/Lab4.git" text:style-name="Internet_20_link" text:visited-style-name="Visited_20_Internet_20_Link">https://github.com/varenik28/Lab4.git</text:a><text:span text:style-name="T1"> —</text:span><text:span text:style-name="T2"> подставляем </text:span><text:span text:style-name="T1">URL </text:span><text:span text:style-name="T2">своего репозитория</text:span></text:p>
        </text:list-item>
        <text:list-item>
          <text:p text:style-name="P8"><text:s/>git branch -M main</text:p>
        </text:list-item>
        <text:list-item>
          <text:p text:style-name="P7"><text:span text:style-name="T1"><text:s/>git push -u origin main —</text:span><text:span text:style-name="T2"> подключаем к удаленному репозиторию</text:span></text:p>
        </text:list-item>
        <text:list-item>
          <text:p text:style-name="P7"><text:span text:style-name="T1"><text:s/>git add .</text:span><text:span text:style-name="T2">— добавляем файл с отчетом в репозиторий</text:span></text:p>
        </text:list-item>
        <text:list-item>
          <text:p text:style-name="P7"><text:span text:style-name="T1"><text:s/>git commit -m “my first commit”</text:span><text:span text:style-name="T2"> — смотрим состояние репозитория в данный момент</text:span></text:p>
        </text:list-item>
        <text:list-item>
          <text:p text:style-name="P7"><text:span text:style-name="T1"><text:s/>git push -u origin main —</text:span><text:span text:style-name="T2"> подключаем к удаленному репозиторию</text:span></text:p>
        </text:list-item>
      </text:list>
      <text:list xml:id="list5247889859663826748" text:style-name="L2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2T18:40:53.02</meta:creation-date>
    <dc:date>2022-11-30T18:40:01.38</dc:date>
    <meta:editing-duration>PT36M3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2" meta:paragraph-count="30" meta:word-count="214" meta:character-count="1382"/>
  </office:meta>
</office:document-meta>
</file>